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rgas Hernández Gilberto<text:tab/><text:tab/>209554017 <text:tab/><text:tab/><text:tab/> <text:s text:c="2"/>Sección D14</text:p>
      <text:p text:style-name="P1">Práctica 2<text:tab/><text:tab/><text:tab/><text:tab/><text:tab/> <text:s text:c="18"/><text:tab/>17 de Septiembre del 2014</text:p>
      <text:p text:style-name="P1">Taller de Programación de Sistemas.</text:p>
      <text:p text:style-name="P1"/>
      <text:p text:style-name="P1"><text:s/>La práctica 2 consistió en cargar un archivo que contiene todos los códigos de operación del hs12, los modos de direccionamiento y los bits que necesita cada uno. La forma mas sencilla que encontré para cargar los datos y acceder a ellos fácilmente fue con la clase TreeMap. La clase TreeMap es similar a un árbol de búsqueda, almacena los datos por pares (llave,valor). Como un mismo código de operación puede tener múltiples modos de direccionamiento, me pareció que usar una estructura doble, utilizando otro TreeMap como valor del primero. Para recuperarlos modos de direccionamiento utilicé iteradores, que funcionan de una forma bastante similar a el StringTokenizer (en cuanto a la sintaxis). Todo esto quedó separado en otra clase y solo implementé el método para consultar que modo de direccionamientos tiene un cierto código de operación, que también verifica el operando, que sólo venga cuando es necesario, esto con la cantidad de bytes pendientes en el tabop. No se realizaron cambios mayores en la práctica anterior, sólo se agregaron esos módulos. Para guardar los datos de los bits utilicé máscaras de bits. En un solo entero almaceno 2 datos, aprovechando 8 bits para los datos que han sido escrito en el codop y los otros 8 para decir cuantos están pendientes. <text:line-break/><text:line-break/>Mientras investigaba sobre el TreeMap, me di cuenta que existen varias formas en las que java puede almacenar los datos de varias formas, una como un árbol de búsqueda, otro con técnicas de dispersión y uno como una lista ligada. Considero que el mejor de todos es el que trabaja a manera de árbol. </text:p>
      <text:p text:style-name="P1"/>
      <text:p text:style-name="P1">Esta práctica me aprecio bastante mas sencilla que la prime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5cm" style:writing-mode="page"/>
      <style:text-properties style:use-window-font-color="true" style:font-name="Times New Roman" fo:font-size="12pt" fo:language="es" fo:country="MX"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cho </meta:initial-creator>
    <meta:creation-date>2014-09-16T18:20:14</meta:creation-date>
    <dc:date>2014-09-16T20:03:41</dc:date>
    <dc:creator>tacho </dc:creator>
    <meta:editing-duration>PT26M36S</meta:editing-duration>
    <meta:editing-cycles>3</meta:editing-cycles>
    <meta:generator>LibreOffice/3.5$Linux_X86_64 LibreOffice_project/350m1$Build-2</meta:generator>
    <meta:document-statistic meta:table-count="0" meta:image-count="0" meta:object-count="0" meta:page-count="1" meta:paragraph-count="5" meta:word-count="293" meta:character-count="1793" meta:non-whitespace-character-count="1469"/>
  </office:meta>
</office:document-meta>
</file>